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5.31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6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Part (Glasses)</text:p>
          </table:table-cell>
          <table:table-cell table:style-name="ce1" office:value-type="string" calcext:value-type="string">
            <text:p>Part (Remote)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5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Part Number</text:p>
          </table:table-cell>
          <table:table-cell table:style-name="ce1" office:value-type="string" calcext:value-type="string">
            <text:p>Count</text:p>
          </table:table-cell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data in protection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RS-03K471J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00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2, R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USB resistors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RS-03K220J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42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WB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WR06X102JT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842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1 – 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utton pull u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K7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428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 – C12, C17 – C1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X7R104K500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2519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3, C14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, UCAP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5KO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9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5, C16</text:p>
          </table:table-cell>
          <table:table-cell/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ock caps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200J500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677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1 – U60</text:p>
          </table:table-cell>
          <table:table-cell table:number-columns-repeated="2"/>
          <table:table-cell office:value-type="string" calcext:value-type="string">
            <text:p>2812</text:p>
          </table:table-cell>
          <table:table-cell office:value-type="string" calcext:value-type="string">
            <text:p>Addressable RGB LEDs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WS2812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58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Micro USB B</text:p>
          </table:table-cell>
          <table:table-cell table:style-name="ce6" office:value-type="string" calcext:value-type="string">
            <text:p><text:s/>MOLEX</text:p>
          </table:table-cell>
          <table:table-cell office:value-type="float" office:value="473460001" calcext:value-type="float">
            <text:p>4734600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s/>C13256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table:number-columns-repeated="2"/>
          <table:table-cell office:value-type="string" calcext:value-type="string">
            <text:p>Interconnect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<text:s/>X1502WRS-05-9TS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0613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61</text:p>
          </table:table-cell>
          <table:table-cell table:number-columns-repeated="2"/>
          <table:table-cell office:value-type="string" calcext:value-type="string">
            <text:p>44-VQFN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587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16MHz</text:p>
          </table:table-cell>
          <table:table-cell office:value-type="string" calcext:value-type="string">
            <text:p>5x3.2 2 lead</text:p>
          </table:table-cell>
          <table:table-cell office:value-type="string" calcext:value-type="string">
            <text:p>Crystal Osc</text:p>
          </table:table-cell>
          <table:table-cell office:value-type="string" calcext:value-type="string">
            <text:p>TAE(Zhejiang Abel Elec)</text:p>
          </table:table-cell>
          <table:table-cell office:value-type="string" calcext:value-type="string">
            <text:p>SMD-5032_2P 16M 20pf 30pp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25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1 – S8</text:p>
          </table:table-cell>
          <table:table-cell/>
          <table:table-cell office:value-type="string" calcext:value-type="string">
            <text:p>6.0x3.5</text:p>
          </table:table-cell>
          <table:table-cell office:value-type="string" calcext:value-type="string">
            <text:p>Tactile Momentary Switch</text:p>
          </table:table-cell>
          <table:table-cell office:value-type="string" calcext:value-type="string">
            <text:p>USAKRO</text:p>
          </table:table-cell>
          <table:table-cell office:value-type="string" calcext:value-type="string">
            <text:p><text:s/>UK-B0240-W-25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80529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SOP16</text:p>
          </table:table-cell>
          <table:table-cell office:value-type="string" calcext:value-type="string">
            <text:p>PISO shift register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165PW,11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6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Wire recptacle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502H-05-N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9705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6" office:value-type="string" calcext:value-type="string">
            <text:p>Wire terminals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502T-PS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80064</text:p>
          </table:table-cell>
          <table:table-cell table:style-name="ce6" office:value-type="string" calcext:value-type="string">
            <text:p>10</text:p>
          </table:table-cell>
          <table:table-cell table:style-name="ce9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26 AWG 6 con. Ribbon Cable 1M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63910615521CA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11799-N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00-00-00</text:date>, <text:time style:data-style-name="N2" text:time-value="20:20:43.8500324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20:20:57.312708940</dc:date>
    <meta:editing-duration>PT2H15M44S</meta:editing-duration>
    <meta:editing-cycles>24</meta:editing-cycles>
    <meta:generator>LibreOffice/7.2.0.4$Linux_X86_64 LibreOffice_project/20$Build-4</meta:generator>
    <meta:document-statistic meta:table-count="1" meta:cell-count="149" meta:object-count="0"/>
  </office:meta>
</office:document-meta>
</file>